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ece2" officeooo:paragraph-rsid="000cece2"/>
    </style:style>
    <style:style style:name="T1" style:family="text">
      <style:text-properties officeooo:rsid="000e7c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(relative density), 내부마찰, 입자종류, 조밀도, 허용지지력, 허용침하량, <text:span text:style-name="T1">water ratio, effective fr</text:span>iction angle, <text:span text:style-name="T1">peak</text:span></text:p>
      <text:p text:style-name="P1">cpt: shear modulu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8:03:01.290766588</meta:creation-date>
    <dc:date>2017-07-07T19:32:50.294017776</dc:date>
    <meta:editing-duration>PT59M18S</meta:editing-duration>
    <meta:editing-cycles>1</meta:editing-cycles>
    <meta:document-statistic meta:table-count="0" meta:image-count="0" meta:object-count="0" meta:page-count="1" meta:paragraph-count="2" meta:word-count="37" meta:character-count="114" meta:non-whitespace-character-count="100"/>
    <meta:generator>LibreOffice/4.2.8.2$Linux_X86_64 LibreOffice_project/420m0$Build-2</meta:generator>
  </office:meta>
</office:document-meta>
</file>